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4.789cm" style:rel-column-width="2715*"/>
    </style:style>
    <style:style style:name="Tabella1.B" style:family="table-column">
      <style:table-column-properties style:column-width="3.249cm" style:rel-column-width="1842*"/>
    </style:style>
    <style:style style:name="Tabella1.C" style:family="table-column">
      <style:table-column-properties style:column-width="3.463cm" style:rel-column-width="196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001cm"/>
    </style:style>
    <style:style style:name="Tabella1.4" style:family="table-row">
      <style:table-row-properties style:row-height="3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3ad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b3adc" style:font-name-asian="SimSun" style:font-size-asian="32pt" style:font-style-asian="normal" style:font-weight-asian="bold" style:font-name-complex="Tahoma" style:font-size-complex="32pt" style:font-style-complex="normal" style:font-weight-complex="bold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6pt" fo:font-style="normal" style:text-underline-style="none" fo:font-weight="bold" officeooo:rsid="001a116f" officeooo:paragraph-rsid="00fb3adc" style:font-name-asian="SimSun" style:font-size-asian="36pt" style:font-style-asian="normal" style:font-weight-asian="bold" style:font-name-complex="Tahoma" style:font-size-complex="36pt" style:font-style-complex="normal" style:font-weight-complex="bold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fb3adc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1a116f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8"><text:placeholder text:placeholder-type="text">&lt;load(record, 'code_partner', mode='string', position=1)&gt;</text:placeholder></text:p>
            <text:p text:style-name="P9"><text:placeholder text:placeholder-type="text">&lt;load(record, 'code_partner')&gt;</text:placeholder></text:p>
            <text:p text:style-name="P1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  <text:p text:style-name="P8"><text:placeholder text:placeholder-type="text">&lt;load(record, 'description_partner')&gt;</text:placeholder></text:p>
          </table:table-cell>
          <table:covered-table-cell/>
          <table:table-cell table:style-name="Tabella1.A1" office:value-type="string">
            <text:p text:style-name="P14"><draw:frame draw:style-name="fr1" draw:name="image:asimage(load(record, 'company_logo'))" text:anchor-type="as-char" style:rel-width="90%" svg:height="1cm" style:rel-height="scale-min" draw:z-index="0"><draw:text-box fo:min-width="3.027cm"><text:p text:style-name="P13"/></draw:text-box></draw:frame></text:p>
            <text:p text:style-name="P14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3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9"><draw:frame draw:style-name="fr3" draw:name="image: barcode(load(record, 'ean8'), 'ean8')" text:anchor-type="as-char" style:rel-width="scale" svg:height="2.843cm" style:rel-height="98%" draw:z-index="2"><draw:text-box fo:min-width="2.84cm"><text:p text:style-name="P13"/></draw:text-box></draw:frame></text:p>
          </table:table-cell>
          <table:table-cell table:style-name="Tabella1.A4" office:value-type="string">
            <text:p text:style-name="P17"/>
            <text:p text:style-name="P16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5"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4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18T17:45:15.451569370</dc:date>
    <meta:editing-duration>PT18H39M12S</meta:editing-duration>
    <meta:editing-cycles>23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9" meta:word-count="61" meta:character-count="764" meta:non-whitespace-character-count="719"/>
  </office:meta>
</office:document-meta>
</file>